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Garamond"/>
    </style:style>
    <style:style style:name="P3" style:family="paragraph" style:parent-style-name="Standard">
      <style:text-properties style:font-name="Garamond" fo:font-weight="bold" style:font-weight-asian="bold" style:font-weight-complex="bold"/>
    </style:style>
    <style:style style:name="P4" style:family="paragraph" style:parent-style-name="Standard">
      <style:paragraph-properties fo:text-align="center" style:justify-single-word="false"/>
      <style:text-properties style:font-name="Garamond" fo:font-weight="bold" style:font-weight-asian="bold" style:font-weight-complex="bold"/>
    </style:style>
    <style:style style:name="P5" style:family="paragraph" style:parent-style-name="Standard">
      <style:paragraph-properties fo:text-align="justify" style:justify-single-word="false"/>
      <style:text-properties style:font-name="Garamond" fo:font-weight="bold" style:font-weight-asian="bold" style:font-weight-complex="bold"/>
    </style:style>
    <style:style style:name="P6" style:family="paragraph" style:parent-style-name="Standard">
      <style:paragraph-properties>
        <style:tab-stops>
          <style:tab-stop style:position="10.478cm" style:leader-style="dotted" style:leader-text="."/>
          <style:tab-stop style:position="16.503cm" style:leader-style="dotted" style:leader-text="."/>
        </style:tab-stops>
      </style:paragraph-properties>
      <style:text-properties style:font-name="Garamond"/>
    </style:style>
    <style:style style:name="P7" style:family="paragraph" style:parent-style-name="Standard">
      <style:paragraph-properties fo:text-align="justify" style:justify-single-word="false"/>
      <style:text-properties style:font-name="Garamond"/>
    </style:style>
    <style:style style:name="P8" style:family="paragraph" style:parent-style-name="Standard">
      <style:paragraph-properties fo:line-height="0.564cm" fo:text-align="justify" style:justify-single-word="false">
        <style:tab-stops>
          <style:tab-stop style:position="16.828cm" style:leader-style="dotted" style:leader-text="."/>
        </style:tab-stops>
      </style:paragraph-properties>
      <style:text-properties style:font-name="Garamond" fo:font-size="10pt" style:font-size-asian="10pt"/>
    </style:style>
    <style:style style:name="P9" style:family="paragraph" style:parent-style-name="Standard">
      <style:paragraph-properties fo:line-height="0.564cm" fo:text-align="justify" style:justify-single-word="false">
        <style:tab-stops>
          <style:tab-stop style:position="16.828cm" style:leader-style="dotted" style:leader-text="."/>
        </style:tab-stops>
      </style:paragraph-properties>
    </style:style>
    <style:style style:name="P10" style:family="paragraph" style:parent-style-name="Standard">
      <style:paragraph-properties fo:line-height="0.529cm" fo:text-align="justify" style:justify-single-word="false" fo:padding-left="0.141cm" fo:padding-right="0.141cm" fo:padding-top="0.035cm" fo:padding-bottom="0.035cm" fo:border="0.018cm solid #000000">
        <style:tab-stops>
          <style:tab-stop style:position="16.828cm" style:leader-style="dotted" style:leader-text="."/>
        </style:tab-stops>
      </style:paragraph-properties>
      <style:text-properties style:font-name="Garamond"/>
    </style:style>
    <style:style style:name="P11" style:family="paragraph" style:parent-style-name="Standard">
      <style:paragraph-properties fo:line-height="0.529cm" fo:text-align="justify" style:justify-single-word="false" fo:padding-left="0.141cm" fo:padding-right="0.141cm" fo:padding-top="0.035cm" fo:padding-bottom="0.035cm" fo:border="0.018cm solid #000000">
        <style:tab-stops>
          <style:tab-stop style:position="8.255cm" style:leader-style="dotted" style:leader-text="."/>
          <style:tab-stop style:position="16.828cm" style:leader-style="dotted" style:leader-text="."/>
        </style:tab-stops>
      </style:paragraph-properties>
      <style:text-properties style:font-name="Garamond"/>
    </style:style>
    <style:style style:name="P12" style:family="paragraph" style:parent-style-name="Standard">
      <style:paragraph-properties fo:line-height="0.564cm" fo:text-align="justify" style:justify-single-word="false" fo:padding-left="0.141cm" fo:padding-right="0.141cm" fo:padding-top="0.035cm" fo:padding-bottom="0.035cm" fo:border="0.018cm solid #000000">
        <style:tab-stops>
          <style:tab-stop style:position="16.828cm" style:leader-style="dotted" style:leader-text="."/>
        </style:tab-stops>
      </style:paragraph-properties>
      <style:text-properties style:font-name="Garamond"/>
    </style:style>
    <style:style style:name="P13" style:family="paragraph" style:parent-style-name="Standard">
      <style:paragraph-properties fo:line-height="0.564cm" fo:padding-left="0.141cm" fo:padding-right="0.141cm" fo:padding-top="0.035cm" fo:padding-bottom="0.035cm" fo:border="0.018cm solid #000000">
        <style:tab-stops>
          <style:tab-stop style:position="17.002cm" style:leader-style="dotted" style:leader-text="."/>
        </style:tab-stops>
      </style:paragraph-properties>
      <style:text-properties style:font-name="Garamond"/>
    </style:style>
    <style:style style:name="P14" style:family="paragraph" style:parent-style-name="Standard">
      <style:paragraph-properties fo:line-height="0.529cm" fo:text-align="justify" style:justify-single-word="false" fo:padding-left="0.141cm" fo:padding-right="0.141cm" fo:padding-top="0.035cm" fo:padding-bottom="0.035cm" fo:border="0.018cm solid #000000"/>
    </style:style>
    <style:style style:name="P15" style:family="paragraph" style:parent-style-name="Standard">
      <style:paragraph-properties fo:line-height="0.564cm" fo:text-align="justify" style:justify-single-word="false" fo:padding-left="0.141cm" fo:padding-right="0.141cm" fo:padding-top="0.035cm" fo:padding-bottom="0.035cm" fo:border="0.018cm solid #000000">
        <style:tab-stops>
          <style:tab-stop style:position="16.828cm" style:leader-style="dotted" style:leader-text="."/>
        </style:tab-stops>
      </style:paragraph-properties>
    </style:style>
    <style:style style:name="P16" style:family="paragraph" style:parent-style-name="Standard">
      <style:paragraph-properties fo:text-align="center" style:justify-single-word="false" fo:background-color="#c0c0c0" fo:padding-left="0.141cm" fo:padding-right="0.141cm" fo:padding-top="0.035cm" fo:padding-bottom="0.035cm" fo:border="0.018cm solid #000000">
        <style:background-image/>
      </style:paragraph-properties>
      <style:text-properties style:font-name="Garamond" fo:font-weight="bold" style:font-weight-asian="bold" style:font-weight-complex="bold"/>
    </style:style>
    <style:style style:name="P17" style:family="paragraph" style:parent-style-name="Standard">
      <style:paragraph-properties fo:margin-left="0.953cm" fo:margin-right="0cm" fo:text-align="justify" style:justify-single-word="false" fo:text-indent="0cm" style:auto-text-indent="false"/>
    </style:style>
    <style:style style:name="P18" style:family="paragraph" style:parent-style-name="Standard">
      <style:paragraph-properties fo:line-height="0.564cm" fo:text-align="justify" style:justify-single-word="false" fo:padding-left="0.141cm" fo:padding-right="0.141cm" fo:padding-top="0.035cm" fo:padding-bottom="0.494cm" fo:border="0.018cm solid #000000">
        <style:tab-stops>
          <style:tab-stop style:position="13.97cm" style:leader-style="dotted" style:leader-text="."/>
        </style:tab-stops>
      </style:paragraph-properties>
    </style:style>
    <style:style style:name="P19" style:family="paragraph" style:parent-style-name="Standard">
      <style:paragraph-properties fo:line-height="0.564cm" fo:text-align="justify" style:justify-single-word="false" fo:padding-left="0.141cm" fo:padding-right="0.141cm" fo:padding-top="0.035cm" fo:padding-bottom="0.494cm" fo:border="0.018cm solid #000000">
        <style:tab-stops>
          <style:tab-stop style:position="16.828cm" style:leader-style="dotted" style:leader-text="."/>
        </style:tab-stops>
      </style:paragraph-properties>
      <style:text-properties style:font-name="Garamond"/>
    </style:style>
    <style:style style:name="P20" style:family="paragraph" style:parent-style-name="Standard" style:master-page-name="Standard">
      <style:paragraph-properties fo:text-align="center" style:justify-single-word="false" style:page-number="auto" fo:background-color="#c0c0c0" fo:padding-left="0.141cm" fo:padding-right="0.141cm" fo:padding-top="0.035cm" fo:padding-bottom="0.035cm" fo:border="0.018cm solid #000000">
        <style:background-image/>
      </style:paragraph-properties>
      <style:text-properties style:font-name="Garamond" fo:font-weight="bold" style:font-weight-asian="bold" style:font-weight-complex="bold"/>
    </style:style>
    <style:style style:name="P21" style:family="paragraph" style:parent-style-name="Standard" style:list-style-name="WW8Num1">
      <style:paragraph-properties fo:margin-left="0cm" fo:margin-right="0cm" fo:text-align="justify" style:justify-single-word="false" fo:text-indent="-0.318cm" style:auto-text-indent="false">
        <style:tab-stops/>
      </style:paragraph-properties>
      <style:text-properties style:font-name="Garamond"/>
    </style:style>
    <style:style style:name="P22" style:family="paragraph" style:parent-style-name="Standard">
      <style:paragraph-properties fo:line-height="0.529cm" fo:text-align="justify" style:justify-single-word="false" fo:padding-left="0.141cm" fo:padding-right="0.141cm" fo:padding-top="0.035cm" fo:padding-bottom="0.035cm" fo:border="0.018cm solid #000000">
        <style:tab-stops>
          <style:tab-stop style:position="16.828cm" style:leader-style="dotted" style:leader-text="."/>
        </style:tab-stops>
      </style:paragraph-properties>
      <style:text-properties style:font-name="Garamond"/>
    </style:style>
    <style:style style:name="P23" style:family="paragraph" style:parent-style-name="Standard">
      <style:paragraph-properties fo:line-height="0.564cm" fo:text-align="justify" style:justify-single-word="false" fo:padding-left="0.141cm" fo:padding-right="0.141cm" fo:padding-top="0.035cm" fo:padding-bottom="0.035cm" fo:border="0.018cm solid #000000">
        <style:tab-stops>
          <style:tab-stop style:position="16.828cm" style:leader-style="dotted" style:leader-text="."/>
        </style:tab-stops>
      </style:paragraph-properties>
      <style:text-properties style:font-name="Garamond"/>
    </style:style>
    <style:style style:name="P24" style:family="paragraph" style:parent-style-name="Standard">
      <style:paragraph-properties fo:line-height="0.564cm" fo:padding-left="0.141cm" fo:padding-right="0.141cm" fo:padding-top="0.035cm" fo:padding-bottom="0.035cm" fo:border="0.018cm solid #000000">
        <style:tab-stops>
          <style:tab-stop style:position="17.002cm" style:leader-style="dotted" style:leader-text="."/>
        </style:tab-stops>
      </style:paragraph-properties>
    </style:style>
    <style:style style:name="P25" style:family="paragraph" style:parent-style-name="Heading_20_1">
      <style:text-properties fo:font-size="11pt" style:font-size-asian="11pt"/>
    </style:style>
    <style:style style:name="P26" style:family="paragraph" style:parent-style-name="Heading_20_1">
      <style:paragraph-properties fo:line-height="0.564cm"/>
      <style:text-properties fo:font-size="11pt" style:font-size-asian="11pt"/>
    </style:style>
    <style:style style:name="P27" style:family="paragraph" style:parent-style-name="Heading_20_1">
      <style:paragraph-properties fo:line-height="0.564cm">
        <style:tab-stops>
          <style:tab-stop style:position="16.828cm" style:leader-style="dotted" style:leader-text="."/>
        </style:tab-stops>
      </style:paragraph-properties>
    </style:style>
    <style:style style:name="P28" style:family="paragraph" style:parent-style-name="Normal_20__28_Web_29_">
      <style:paragraph-properties fo:margin-top="0cm" fo:margin-bottom="0cm" fo:line-height="0.564cm" fo:padding-left="0.141cm" fo:padding-right="0.141cm" fo:padding-top="0.035cm" fo:padding-bottom="0.035cm" fo:border="0.018cm solid #000000">
        <style:tab-stops>
          <style:tab-stop style:position="17.002cm" style:leader-style="dotted" style:leader-text="."/>
        </style:tab-stops>
      </style:paragraph-properties>
      <style:text-properties style:font-name="Garamond"/>
    </style:style>
    <style:style style:name="T1" style:family="text">
      <style:text-properties fo:font-weight="bold" style:font-weight-asian="bold" style:font-weight-complex="bold"/>
    </style:style>
    <style:style style:name="T2" style:family="text">
      <style:text-properties style:font-name="Garamond"/>
    </style:style>
    <style:style style:name="T3" style:family="text">
      <style:text-properties style:font-name="Garamond" fo:font-weight="bold" style:font-weight-asian="bold" style:font-weight-complex="bold"/>
    </style:style>
    <style:style style:name="T4" style:family="text">
      <style:text-properties style:font-name="Garamond" fo:font-size="10pt" style:font-size-asian="10pt"/>
    </style:style>
    <style:style style:name="T5" style:family="text">
      <style:text-properties fo:color="#000000" style:font-name="Garamond" style:font-size-complex="8.5pt"/>
    </style:style>
    <style:style style:name="T6" style:family="text">
      <style:text-properties style:font-name="Wingdings"/>
    </style:style>
    <style:style style:name="T7" style:family="text">
      <style:text-properties style:text-position="super 58%" style:font-name="Garamond"/>
    </style:style>
    <style:style style:name="T8" style:family="text">
      <style:text-properties style:font-name="Arial"/>
    </style:style>
    <style:style style:name="T9" style:family="text">
      <style:text-properties style:font-name="Arial" fo:font-weight="bold" style:font-weight-asian="bold" style:font-weight-complex="bold"/>
    </style:style>
    <style:style style:name="T10" style:family="text">
      <style:text-properties style:font-name-asian="Times New Roman"/>
    </style:style>
    <style:style style:name="T11" style:family="text">
      <style:text-properties style:font-name-complex="Times New Roman"/>
    </style:style>
    <style:style style:name="T12" style:family="text">
      <style:text-properties style:font-name-asian="Times New Roman" style:font-name-complex="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personne_nom"/>
        <text:user-field-decl office:value-type="string" office:string-value="" text:name="personne_prenom"/>
        <text:user-field-decl office:value-type="string" office:string-value="" text:name="personne_qual"/>
        <text:user-field-decl office:value-type="string" office:string-value="" text:name="dossier_matricule"/>
        <text:user-field-decl office:value-type="string" office:string-value="" text:name="contratinsertion_issociale"/>
        <text:user-field-decl office:value-type="string" office:string-value="" text:name="contratinsertion_isemploi"/>
        <text:user-field-decl office:value-type="string" office:string-value="" text:name="contratinsertion_isallocataire"/>
        <text:user-field-decl office:value-type="string" office:string-value="" text:name="contratinsertion_isayantdroit"/>
        <text:user-field-decl office:value-type="string" office:string-value="" text:name="personne_dtnai"/>
        <text:user-field-decl office:value-type="string" office:string-value="" text:name="adresse_numvoie"/>
        <text:user-field-decl office:value-type="string" office:string-value="" text:name="adresse_nomvoie"/>
        <text:user-field-decl office:value-type="string" office:string-value="" text:name="adresse_typevoie"/>
        <text:user-field-decl office:value-type="string" office:string-value="" text:name="adresse_compladr"/>
        <text:user-field-decl office:value-type="string" office:string-value="" text:name="adresse_codepostal"/>
        <text:user-field-decl office:value-type="string" office:string-value="" text:name="adresse_locaadr"/>
        <text:user-field-decl office:value-type="string" office:string-value="" text:name="adresse_codepos"/>
        <text:user-field-decl office:value-type="string" office:string-value="" text:name="structurereferente_lib_struc"/>
        <text:user-field-decl office:value-type="string" office:string-value="" text:name="structurereferente_num_voie"/>
        <text:user-field-decl office:value-type="string" office:string-value="" text:name="structurereferente_type_voie"/>
        <text:user-field-decl office:value-type="string" office:string-value="" text:name="structurereferente_nom_voie"/>
        <text:user-field-decl office:value-type="string" office:string-value="" text:name="structurereferente_code_postal"/>
        <text:user-field-decl office:value-type="string" office:string-value="" text:name="structurereferente_ville"/>
        <text:user-field-decl office:value-type="string" office:string-value="" text:name="referent_qual"/>
        <text:user-field-decl office:value-type="string" office:string-value="" text:name="referent_nom"/>
        <text:user-field-decl office:value-type="string" office:string-value="" text:name="referent_prenom"/>
        <text:user-field-decl office:value-type="string" office:string-value="" text:name="contratinsertion_objectifs_fixes"/>
        <text:user-field-decl office:value-type="string" office:string-value="" text:name="contratinsertion_duree_engag"/>
        <text:user-field-decl office:value-type="string" office:string-value="" text:name="contratinsertion_bilancontrat"/>
        <text:user-field-decl office:value-type="string" office:string-value="" text:name="contratinsertion_outilsmobilises"/>
        <text:user-field-decl office:value-type="string" office:string-value="" text:name="contratinsertion_nature_projet"/>
        <text:user-field-decl office:value-type="string" office:string-value="" text:name="contratinsertion_engag_object"/>
        <text:user-field-decl office:value-type="string" office:string-value="" text:name="contratinsertion_engag_object_referent"/>
        <text:user-field-decl office:value-type="string" office:string-value="" text:name="contratinsertion_outilsamobiliser"/>
        <text:user-field-decl office:value-type="string" office:string-value="" text:name="contratinsertion_sect_acti_emp"/>
        <text:user-field-decl office:value-type="string" office:string-value="" text:name="contratinsertion_niveausalaire"/>
        <text:user-field-decl office:value-type="string" office:string-value="" text:name="contratinsertion_zonegeographique_id"/>
        <text:user-field-decl office:value-type="string" office:string-value="" text:name="contratinsertion_decision_ci"/>
        <text:user-field-decl office:value-type="string" office:string-value="" text:name="contratinsertion_datedecision_ci"/>
        <text:user-field-decl office:value-type="string" office:string-value="" text:name="contratinsertion_ispremier"/>
        <text:user-field-decl office:value-type="string" office:string-value="" text:name="contratinsertion_isrenouvel"/>
        <text:user-field-decl office:value-type="string" office:string-value="" text:name="contratinsertion_isavenant"/>
        <text:user-field-decl office:value-type="string" office:string-value="" text:name="contratinsertion_datevalidation_ci"/>
        <text:user-field-decl office:value-type="string" office:string-value="" text:name="contratinsertion_dd_ci"/>
        <text:user-field-decl office:value-type="string" office:string-value="" text:name="contratinsertion_df_ci"/>
        <text:user-field-decl office:value-type="string" office:string-value="" text:name="contratinsertion_0_duree_engag"/>
      </text:user-field-decls>
      <text:p text:style-name="P20">CONTRAT D’ENGAGEMENT RECIPROQUE </text:p>
      <text:p text:style-name="P16">REVENU DE SOLIDARITE ACTIVE (RSA) </text:p>
      <text:p text:style-name="P16">Conditions générales</text:p>
      <text:p text:style-name="P2"/>
      <text:p text:style-name="Standard"><text:span text:style-name="T3">VU</text:span><text:span text:style-name="T2"> le code de l’Action Sociale et des Familles </text:span></text:p>
      <text:p text:style-name="Standard"><text:span text:style-name="T3">VU</text:span><text:span text:style-name="T2"> la loi</text:span><text:span text:style-name="T5"> n° 2008-1249 du 1er décembre 2008 généralisant le revenu de solidarité active et réformant les politiques d'insertion</text:span></text:p>
      <text:p text:style-name="Standard"><text:span text:style-name="T3">VU</text:span><text:span text:style-name="T2"> le décret n° 2009-404 du 15 avril 2009 relative au Revenu de Solidarité Active</text:span></text:p>
      <text:p text:style-name="P2"/>
      <text:p text:style-name="Standard"><text:span text:style-name="T3">Entre</text:span><text:span text:style-name="T2"> </text:span></text:p>
      <text:p text:style-name="P2"/>
      <text:p text:style-name="P6">Le bénéficiaire ci-après désigné, Nom : <text:user-field-get text:name="personne_qual"/> <text:user-field-get text:name="personne_nom"/> Prénom :<text:user-field-get text:name="personne_prenom"/></text:p>
      <text:p text:style-name="P3"/>
      <text:p text:style-name="Standard"><text:span text:style-name="T3">Et</text:span><text:span text:style-name="T2"> </text:span></text:p>
      <text:p text:style-name="P2"/>
      <text:p text:style-name="P2">le Département de la Nièvre, représenté par le Président du Conseil Général</text:p>
      <text:p text:style-name="P2"/>
      <text:p text:style-name="P3">Il est convenu ce qui suit : </text:p>
      <text:p text:style-name="P2"/>
      <text:p text:style-name="P5">Article 1 : </text:p>
      <text:p text:style-name="Text_20_body">Le présent contrat d’engagement réciproque a été débattu entre le référent unique désigné au verso et le bénéficiaire. Il est librement conclu par les parties et repose sur des engagements réciproques de leur part.</text:p>
      <text:p text:style-name="Text_20_body"/>
      <text:p text:style-name="Text_20_body"><text:span text:style-name="T1">Article 2</text:span> : </text:p>
      <text:p text:style-name="Text_20_body">En contrepartie du versement du Revenu de Solidarité Active et des actions mises en œuvre ou financées par le Conseil Général pour faciliter la démarche d’insertion de l’allocataire et de ses ayant droits, le bénéficiaire s’engage à mettre en œuvre les moyens nécessaires à sa réinsertion, en particulier les actions définies aux conditions particulières figurant au verso.</text:p>
      <text:p text:style-name="Text_20_body"/>
      <text:p text:style-name="Text_20_body"><text:span text:style-name="T1">Article 3</text:span> : </text:p>
      <text:p text:style-name="P7">Le référent unique s’engage à rencontrer régulièrement le bénéficiaire, à lui apporter toutes les informations et conseils nécessaires à l’atteinte des objectifs fixés et à effectuer les démarches relevant de sa compétence. </text:p>
      <text:p text:style-name="P7"/>
      <text:h text:style-name="Heading_20_1" text:outline-level="1">Article 4</text:h>
      <text:p text:style-name="P7">En vertu de l’article L262-37 du code de l’action sociale et des familles, le versement du revenu de solidarité active pourra être suspendu, en tout ou partie, par le président du conseil général : </text:p>
      <text:list xml:id="list1036784152" text:style-name="WW8Num1">
        <text:list-item>
          <text:p text:style-name="P21">si le contrat d’insertion n’est pas établi ou renouvelé du fait du bénéficiaire, sans motif légitime</text:p>
        </text:list-item>
        <text:list-item>
          <text:p text:style-name="P21">si le contrat d’insertion n’est pas respecté par le bénéficiaire, sans motif légitime</text:p>
        </text:list-item>
        <text:list-item>
          <text:p text:style-name="P21">lorsque le bénéficiaire refuse de se soumettre aux contrôles prévus dans le cadre du RSA</text:p>
        </text:list-item>
      </text:list>
      <text:p text:style-name="P17"/>
      <text:h text:style-name="Heading_20_1" text:outline-level="1"><text:soft-page-break/>Article 5</text:h>
      <text:p text:style-name="P7">Conformément à la loi du 6 janvier 1978 relative à l’informatique, aux fichiers et aux libertés, le bénéficiaire dispose d’un droit d’accès aux informations qui le concernent et de rectification des erreurs éventuelles. Par ailleurs, il lui appartient de signaler toute modification dans la composition de sa famille et de ses ressources.</text:p>
      <text:p text:style-name="P7"/>
      <text:h text:style-name="Heading_20_1" text:outline-level="1">Article 6</text:h>
      <text:p text:style-name="P7">Toute réclamation dirigée contre une décision relative au revenu de solidarité active fait l'objet, préalablement à l'exercice d'un recours contentieux, d'un recours administratif auprès du président du conseil général. </text:p>
      <text:p text:style-name="P7"/>
      <text:p text:style-name="P16">CONTRAT D’ENGAGEMENT RECIPROQUE </text:p>
      <text:p text:style-name="P16">REVENU DE SOLIDARITE ACTIVE (RSA) </text:p>
      <text:p text:style-name="P16">Conditions particulières</text:p>
      <text:p text:style-name="P5"/>
      <text:p text:style-name="P1"><text:span text:style-name="T9"><text:user-field-get text:name="contratinsertion_issociale"/></text:span><text:span text:style-name="T3"> Insertion sociale<text:tab/><text:tab/></text:span><text:span text:style-name="T9"><text:user-field-get text:name="contratinsertion_isemploi"/></text:span><text:span text:style-name="T3"> Insertion professionnelle</text:span></text:p>
      <text:p text:style-name="P4"/>
      <text:h text:style-name="P25" text:outline-level="1">BENEFICIAIRE DU CONTRAT</text:h>
      <text:p text:style-name="P10">Nom <text:user-field-get text:name="personne_qual"/> <text:s/><text:user-field-get text:name="personne_nom"/></text:p>
      <text:p text:style-name="P10">Prénom <text:user-field-get text:name="personne_prenom"/></text:p>
      <text:p text:style-name="P11">N° CAF <text:user-field-get text:name="dossier_matricule"/>N° MSA<text:tab/></text:p>
      <text:p text:style-name="P14"><text:span text:style-name="T2">Allocataire </text:span><text:span text:style-name="T8"><text:user-field-get text:name="contratinsertion_isallocataire"/></text:span><text:span text:style-name="T2"><text:tab/><text:tab/><text:tab/>Ayant droit </text:span><text:span text:style-name="T8"><text:user-field-get text:name="contratinsertion_isayantdroit"/></text:span></text:p>
      <text:p text:style-name="P10">Date de naissance <text:user-field-get text:name="personne_dtnai"/></text:p>
      <text:p text:style-name="P10">Adresse <text:user-field-get text:name="adresse_numvoie"/> <text:user-field-get text:name="adresse_typevoie"/> <text:user-field-get text:name="adresse_nomvoie"/> </text:p>
      <text:p text:style-name="P10"><text:user-field-get text:name="adresse_compladr"/> </text:p>
      <text:p text:style-name="P10"><text:user-field-get text:name="adresse_codepos"/> <text:user-field-get text:name="adresse_locaadr"/></text:p>
      <text:h text:style-name="P25" text:outline-level="1"/>
      <text:h text:style-name="P25" text:outline-level="1">REFERENT UNIQUE</text:h>
      <text:p text:style-name="P12">Organisme chargé de l’instruction du dossier <text:user-field-get text:name="structurereferente_lib_struc"/></text:p>
      <text:p text:style-name="P12">Références de l’organisme instructeur <text:user-field-get text:name="structurereferente_num_voie"/> <text:user-field-get text:name="structurereferente_type_voie"/> <text:user-field-get text:name="structurereferente_nom_voie"/> <text:user-field-get text:name="structurereferente_code_postal"/> <text:user-field-get text:name="structurereferente_ville"/></text:p>
      <text:p text:style-name="P12">Nom du référent unique <text:user-field-get text:name="referent_qual"/> <text:user-field-get text:name="referent_nom"/> <text:user-field-get text:name="referent_prenom"/></text:p>
      <text:p text:style-name="P12">Site<text:tab/></text:p>
      <text:h text:style-name="P26" text:outline-level="1"><text:soft-page-break/></text:h>
      <text:h text:style-name="P26" text:outline-level="1">BILAN DU PRECEDENT CONTRAT</text:h>
      <text:p text:style-name="P12">Objectifs du dernier contrat</text:p>
      <text:p text:style-name="P12"><text:user-field-get text:name="contratinsertion_objectifs_fixes"/></text:p>
      <text:p text:style-name="P12">Durée <text:s/><text:user-field-get text:name="contratinsertion_0_duree_engag"/></text:p>
      <text:p text:style-name="P12">Bilan : <text:user-field-get text:name="contratinsertion_bilancontrat"/></text:p>
      <text:p text:style-name="P12">Outils mobilisés (cf liste)</text:p>
      <text:p text:style-name="P12"><text:user-field-get text:name="contratinsertion_outilsmobilises"/></text:p>
      <text:h text:style-name="P26" text:outline-level="1"/>
      <text:h text:style-name="P26" text:outline-level="1">ACTIONS PREVUES AU PRESENT CONTRAT</text:h>
      <text:p text:style-name="P12">Projet d’insertion <text:user-field-get text:name="contratinsertion_nature_projet"/></text:p>
      <text:p text:style-name="P12">Actions à réaliser par le bénéficiaire <text:user-field-get text:name="contratinsertion_engag_object"/></text:p>
      <text:p text:style-name="P12">Actions à réaliser par le référent <text:user-field-get text:name="contratinsertion_engag_object_referent"/></text:p>
      <text:p text:style-name="P12">Outils à mobiliser <text:user-field-get text:name="contratinsertion_outilsamobiliser"/></text:p>
      <text:p text:style-name="P8"/>
      <text:h text:style-name="P26" text:outline-level="1">DANS LE CADRE <text:s/>D’UN ACCOMPAGNEMENT PROFESSIONNEL</text:h>
      <text:p text:style-name="P28"><text:span text:style-name="T12">Nature et caractéristiques de l’emploi recherché </text:span><text:span text:style-name="T12"><text:user-field-get text:name="contratinsertion_sect_acti_emp"/></text:span></text:p>
      <text:p text:style-name="P13">Niveau de salaire attendu <text:user-field-get text:name="contratinsertion_niveausalaire"/></text:p>
      <text:p text:style-name="P24"><text:span text:style-name="T2">Zone géographique privilégiée </text:span><text:span text:style-name="T2"><text:user-field-get text:name="contratinsertion_zonegeographique_id"/></text:span></text:p>
      <text:p text:style-name="P9"><text:span text:style-name="T4">Le bénéficiaire déclare avoir pris connaissance des conditions générales figurant au verso et s’engage à réaliser l’ensemble des actions prévues aux conditions particulières telles que définies ci-dessus avec</text:span><text:span text:style-name="T2"> </text:span><text:span text:style-name="T4">l’appui de son référent. Il s’engage à informer son référent des démarches qu’il effectue ainsi que de tout changement dans sa situation</text:span><text:span text:style-name="T2">.</text:span></text:p>
      <text:h text:style-name="P27" text:outline-level="1">Le bénéficiaire <text:s text:c="27"/>Pour le Président et par délégation</text:h>
      <text:p text:style-name="P8"><text:s text:c="64"/>(précédé de la mention manuscrite « Lu et approuvé »)</text:p>
      <text:p text:style-name="P8"/>
      <text:p text:style-name="P8"/>
      <text:p text:style-name="P8"/>
      <text:p text:style-name="P12">Décision de la commission d’orientation et de validation </text:p>
      <text:p text:style-name="P12"><text:user-field-get text:name="contratinsertion_decision_ci"/></text:p>
      <text:p text:style-name="P15"><text:user-field-get text:name="contratinsertion_datedecision_ci"/></text:p>
      <text:p text:style-name="P15"><text:tab/></text:p>
      <text:p text:style-name="P15"><text:tab/></text:p>
      <text:p text:style-name="P9"><text:tab/></text:p>
      <text:h text:style-name="P26" text:outline-level="1">CARACTERISTIQUES DU PRESENT CONTRAT</text:h>
      <text:p text:style-name="P18"><text:span text:style-name="T8"><text:user-field-get text:name="contratinsertion_ispremier"/></text:span><text:span text:style-name="T2"> <text:s/>1</text:span><text:span text:style-name="T7">er</text:span><text:span text:style-name="T2"> contrat <text:s text:c="19"/></text:span><text:span text:style-name="T8"><text:user-field-get text:name="contratinsertion_isrenouvel"/></text:span><text:span text:style-name="T2"> <text:s/>Renouvellement n°………. <text:s text:c="17"/></text:span><text:span text:style-name="T8"><text:user-field-get text:name="contratinsertion_isavenant"/></text:span><text:span text:style-name="T2"> <text:s/>Avenant au contrat n°……… </text:span></text:p>
      <text:p text:style-name="P19">Date de validation <text:user-field-get text:name="contratinsertion_datevalidation_ci"/></text:p>
      <text:p text:style-name="P19">Date de début : <text:user-field-get text:name="contratinsertion_dd_ci"/></text:p>
      <text:p text:style-name="P19"><text:soft-page-break/>Date de fin <text:user-field-get text:name="contratinsertion_df_ci"/></text:p>
      <text:p text:style-name="P19">Durée du contrat <text:user-field-get text:name="contratinsertion_duree_enga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text-align="justify" style:justify-single-word="false"/>
      <style:text-properties style:font-name="Garamon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style:font-name="Garamond" fo:font-weight="bold" style:font-weight-asian="bold" style:font-weight-complex="bold"/>
    </style:style>
    <style:style style:name="Normal_20__28_Web_29_" style:display-name="Normal (Web)" style:family="paragraph" style:parent-style-name="Standard">
      <style:paragraph-properties fo:margin-top="0.494cm" fo:margin-bottom="0.494cm"/>
      <style:text-properties style:font-name="Arial Unicode MS" style:font-name-asian="Arial Unicode MS" style:font-name-complex="Arial Unicode MS"/>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Times New Roman" style:font-name-asian="Arial Unicode MS" style:font-name-complex="Times New Roman"/>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Police_20_par_20_défaut" style:display-name="Police par défaut" style:family="text"/>
    <style:style style:name="Strong_20_Emphasis" style:display-name="Strong Emphasis" style:family="text" style:parent-style-name="Police_20_par_20_défaut">
      <style:text-properties fo:font-weight="bold" style:font-weight-asian="bold" style:font-weight-complex="bold"/>
    </style:style>
    <style:style style:name="object"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1.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REVENU DE SOLIDARITE ACTIVE</dc:title>
    <meta:initial-creator>CG58</meta:initial-creator>
    <meta:creation-date>2009-01-14T15:03:00</meta:creation-date>
    <dc:creator>aauzolat </dc:creator>
    <dc:date>2010-06-17T16:22:36</dc:date>
    <meta:print-date>2009-04-23T11:10:00</meta:print-date>
    <meta:editing-cycles>38</meta:editing-cycles>
    <meta:editing-duration>PT13H09M38S</meta:editing-duration>
    <meta:generator>OpenOffice.org/3.1$Linux OpenOffice.org_project/310m19$Build-9420</meta:generator>
    <meta:document-statistic meta:table-count="0" meta:image-count="0" meta:object-count="0" meta:page-count="4" meta:paragraph-count="75" meta:word-count="587" meta:character-count="4029"/>
    <meta:user-defined meta:name="Info 1"/>
    <meta:user-defined meta:name="Info 2"/>
    <meta:user-defined meta:name="Info 3"/>
    <meta:user-defined meta:name="Info 4"/>
  </office:meta>
</office:document-meta>
</file>